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officeooo:paragraph-rsid="001f3852" style:font-weight-asian="normal" style:font-weight-complex="normal"/>
    </style:style>
    <style:style style:name="P3" style:family="paragraph" style:parent-style-name="Standard">
      <loext:graphic-properties draw:fill="solid" draw:fill-color="#f0f0f0" draw:opacity="100%"/>
      <style:paragraph-properties ch2_options="{'Style': 'friendly', 'Language': 'CBM BASIC V2', 'UseCharStyles': 0, 'LineNumberRatio': 100, 'LineNumberStart': 5, 'MasterCharStyle': '', 'ShowLineNumbers': 0, 'ColourizeBackground': 1, 'LineNumberSeparator': '  ', 'LineNumberPaddingSymbol': '', 'StoreOptionsWithSnippet': 1}" fo:background-color="#f0f0f0"/>
      <style:text-properties fo:font-weight="normal" style:font-weight-asian="normal" style:font-weight-complex="normal"/>
    </style:style>
    <style:style style:name="P4" style:family="paragraph" style:parent-style-name="Standard">
      <style:text-properties fo:font-weight="normal" officeooo:paragraph-rsid="001f3852" fo:background-color="#ffff00" style:font-weight-asian="normal" style:font-weight-complex="normal"/>
    </style:style>
    <style:style style:name="P5" style:family="paragraph" style:parent-style-name="Standard">
      <loext:graphic-properties draw:fill="solid" draw:fill-color="#f0f0f0" draw:opacity="100%"/>
      <style:paragraph-properties ch2_options="{'Style': 'friendly', 'Language': 'CBM BASIC V2', 'UseCharStyles': 0, 'LineNumberRatio': 100, 'LineNumberStart': 5, 'MasterCharStyle': '', 'ShowLineNumbers': 0, 'ColourizeBackground': 1, 'LineNumberSeparator': '  ', 'LineNumberPaddingSymbol': '', 'StoreOptionsWithSnippet': 1}" fo:background-color="#f0f0f0"/>
      <style:text-properties style:use-window-font-color="true" fo:font-size="12pt" fo:language="zxx" fo:country="none" fo:font-style="normal" style:text-underline-style="none" fo:font-weight="normal" officeooo:paragraph-rsid="001f3852" fo:background-color="transparent" style:font-weight-asian="normal" style:font-weight-complex="normal"/>
    </style:style>
    <style:style style:name="P6" style:family="paragraph" style:parent-style-name="Standard">
      <loext:graphic-properties draw:fill="solid" draw:fill-color="#f0f0f0" draw:opacity="100%"/>
      <style:paragraph-properties ch2_options="{'Style': 'friendly', 'Language': 'CBM BASIC V2', 'UseCharStyles': 0, 'LineNumberRatio': 100, 'LineNumberStart': 5, 'MasterCharStyle': '', 'ShowLineNumbers': 0, 'ColourizeBackground': 1, 'LineNumberSeparator': '  ', 'LineNumberPaddingSymbol': '', 'StoreOptionsWithSnippet': 1}" fo:background-color="#f0f0f0"/>
      <style:text-properties style:use-window-font-color="true" fo:font-size="12pt" fo:language="zxx" fo:country="none" fo:font-style="normal" style:text-underline-style="none" fo:font-weight="normal" fo:background-color="transparent" style:font-weight-asian="normal" style:font-weight-complex="normal"/>
    </style:style>
    <style:style style:name="P7" style:family="paragraph" style:parent-style-name="Standard">
      <style:text-properties fo:color="#000000" fo:font-style="normal" style:text-underline-style="none" fo:font-weight="normal" officeooo:paragraph-rsid="001f3852" style:font-weight-asian="normal" style:font-weight-complex="normal"/>
    </style:style>
    <style:style style:name="P8" style:family="paragraph" style:parent-style-name="Standard">
      <loext:graphic-properties draw:fill="solid" draw:fill-color="#f0f0f0" draw:opacity="100%"/>
      <style:paragraph-properties ch2_options="{'Style': 'friendly', 'Language': 'Text only', 'UseCharStyles': 0, 'LineNumberRatio': 100, 'LineNumberStart': 4, 'MasterCharStyle': '', 'ShowLineNumbers': 0, 'ColourizeBackground': 1, 'LineNumberSeparator': '  5', 'LineNumberPaddingSymbol': '', 'StoreOptionsWithSnippet': 1}" fo:background-color="#f0f0f0"/>
      <style:text-properties fo:color="#000000" fo:language="zxx" fo:country="none" fo:font-style="normal" style:text-underline-style="none" fo:font-weight="normal" officeooo:paragraph-rsid="0028d98c" fo:background-color="transparent" style:font-weight-asian="normal" style:font-weight-complex="normal"/>
    </style:style>
    <style:style style:name="P9" style:family="paragraph" style:parent-style-name="Standard">
      <loext:graphic-properties draw:fill="solid" draw:fill-color="#f0f0f0" draw:opacity="100%"/>
      <style:paragraph-properties ch2_options="{'Style': 'friendly', 'Language': 'Text only', 'UseCharStyles': 0, 'LineNumberRatio': 100, 'LineNumberStart': 4, 'MasterCharStyle': '', 'ShowLineNumbers': 0, 'ColourizeBackground': 1, 'LineNumberSeparator': '  5', 'LineNumberPaddingSymbol': '', 'StoreOptionsWithSnippet': 1}" fo:background-color="#f0f0f0"/>
      <style:text-properties fo:color="#000000" fo:language="zxx" fo:country="none" fo:font-style="normal" style:text-underline-style="none" fo:font-weight="normal" officeooo:paragraph-rsid="001f3852" fo:background-color="transparent" style:font-weight-asian="normal" style:font-weight-complex="normal"/>
    </style:style>
    <style:style style:name="P10" style:family="paragraph" style:parent-style-name="Standard">
      <loext:graphic-properties draw:fill="solid" draw:fill-color="#f0f0f0" draw:opacity="100%"/>
      <style:paragraph-properties ch2_options="{'Style': 'friendly', 'Language': 'scdoc', 'UseCharStyles': 0, 'LineNumberRatio': 100, 'LineNumberStart': 5, 'MasterCharStyle': '', 'ShowLineNumbers': 0, 'ColourizeBackground': 1, 'LineNumberSeparator': '  ', 'LineNumberPaddingSymbol': '', 'StoreOptionsWithSnippet': 1}" fo:background-color="#f0f0f0"/>
      <style:text-properties fo:font-variant="normal" fo:text-transform="none" fo:color="#000000" style:font-name="Liberation Serif" fo:font-size="12pt" fo:letter-spacing="normal" fo:language="zxx" fo:country="none" fo:font-style="normal" style:text-underline-style="none" fo:font-weight="normal" officeooo:paragraph-rsid="001f3852" fo:background-color="transparent" style:font-weight-asian="normal" style:font-weight-complex="normal"/>
    </style:style>
    <style:style style:name="P11" style:family="paragraph" style:parent-style-name="Standard">
      <style:text-properties style:text-underline-style="solid" style:text-underline-width="auto" style:text-underline-color="font-color" fo:font-weight="bold" style:font-weight-asian="bold" style:font-weight-complex="bold"/>
    </style:style>
    <style:style style:name="P12" style:family="paragraph" style:parent-style-name="Standard">
      <style:text-properties style:text-underline-style="solid" style:text-underline-width="auto" style:text-underline-color="font-color" fo:font-weight="bold" officeooo:paragraph-rsid="001f3852" style:font-weight-asian="bold" style:font-weight-complex="bold"/>
    </style:style>
    <style:style style:name="P13" style:family="paragraph" style:parent-style-name="Standard">
      <style:text-properties fo:font-weight="bold" officeooo:paragraph-rsid="001f3852" style:font-weight-asian="bold" style:font-weight-complex="bold"/>
    </style:style>
    <style:style style:name="P14" style:family="paragraph" style:parent-style-name="Standard">
      <style:text-properties fo:color="#000000" fo:font-style="normal" style:text-underline-style="none" fo:font-weight="normal" officeooo:paragraph-rsid="001f3852" style:font-weight-asian="normal" style:font-weight-complex="normal"/>
    </style:style>
    <style:style style:name="P15" style:family="paragraph" style:parent-style-name="Standard">
      <style:text-properties fo:color="#000000" fo:font-style="normal" style:text-underline-style="solid" style:text-underline-width="auto" style:text-underline-color="font-color" fo:font-weight="bold" officeooo:rsid="002a2d49" officeooo:paragraph-rsid="002a2d49" style:font-weight-asian="bold" style:font-weight-complex="bold"/>
    </style:style>
    <style:style style:name="P16" style:family="paragraph" style:parent-style-name="Standard">
      <style:text-properties fo:font-weight="normal" officeooo:paragraph-rsid="001f3852" style:font-weight-asian="normal" style:font-weight-complex="normal"/>
    </style:style>
    <style:style style:name="P17" style:family="paragraph" style:parent-style-name="Standard">
      <style:text-properties style:text-underline-style="solid" style:text-underline-width="auto" style:text-underline-color="font-color" fo:font-weight="bold" style:font-weight-asian="bold" style:font-weight-complex="bold"/>
    </style:style>
    <style:style style:name="P18" style:family="paragraph" style:parent-style-name="Standard">
      <style:text-properties fo:font-weight="bold" officeooo:paragraph-rsid="001f3852" style:font-weight-asian="bold" style:font-weight-complex="bold"/>
    </style:style>
    <style:style style:name="T1" style:family="text">
      <style:text-properties officeooo:rsid="001ce757"/>
    </style:style>
    <style:style style:name="T2" style:family="text">
      <style:text-properties fo:color="#000000"/>
    </style:style>
    <style:style style:name="T3" style:family="text">
      <style:text-properties fo:color="#000000" fo:font-size="12pt" fo:language="zxx" fo:country="none" fo:font-style="normal" style:text-underline-style="none" officeooo:rsid="001de0ae" fo:background-color="transparent" loext:char-shading-value="0"/>
    </style:style>
    <style:style style:name="T4" style:family="text">
      <style:text-properties fo:color="#bbbbbb"/>
    </style:style>
    <style:style style:name="T5" style:family="text">
      <style:text-properties fo:color="#bbbbbb" fo:font-size="12pt" fo:language="zxx" fo:country="none" fo:font-style="normal" style:text-underline-style="none" officeooo:rsid="001de0ae" fo:background-color="transparent" loext:char-shading-value="0"/>
    </style:style>
    <style:style style:name="T6" style:family="text">
      <style:text-properties fo:color="#666666"/>
    </style:style>
    <style:style style:name="T7" style:family="text">
      <style:text-properties fo:color="#666666" fo:font-size="12pt" fo:language="zxx" fo:country="none" fo:font-style="normal" style:text-underline-style="none" officeooo:rsid="001de0ae" fo:background-color="transparent" loext:char-shading-value="0"/>
    </style:style>
    <style:style style:name="T8" style:family="text">
      <style:text-properties fo:color="#40a070"/>
    </style:style>
    <style:style style:name="T9" style:family="text">
      <style:text-properties fo:color="#40a070" fo:font-size="12pt" fo:language="zxx" fo:country="none" fo:font-style="normal" style:text-underline-style="none" officeooo:rsid="001de0ae" fo:background-color="transparent" loext:char-shading-value="0"/>
    </style:style>
    <style:style style:name="T10" style:family="text">
      <style:text-properties fo:color="#007020" fo:font-size="12pt" fo:language="zxx" fo:country="none" fo:font-style="normal" style:text-underline-style="none" fo:font-weight="bold" officeooo:rsid="001de0ae" fo:background-color="transparent" loext:char-shading-value="0"/>
    </style:style>
    <style:style style:name="T11" style:family="text">
      <style:text-properties fo:color="#007020" fo:font-weight="bold"/>
    </style:style>
    <style:style style:name="T12" style:family="text">
      <style:text-properties officeooo:rsid="0023dccc"/>
    </style:style>
    <style:style style:name="T13" style:family="text">
      <style:text-properties officeooo:rsid="0028d98c"/>
    </style:style>
    <style:style style:name="T14" style:family="text">
      <style:text-properties fo:font-weight="bold" style:font-weight-asian="bold" style:font-weight-complex="bold"/>
    </style:style>
    <style:style style:name="T15" style:family="text">
      <style:text-properties officeooo:rsid="002b6f4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Mật khẩu : </text:p>
      <text:p text:style-name="P11">root : hoangthemanh</text:p>
      <text:p text:style-name="P11">máy ảo : maria_dev</text:p>
      <text:p text:style-name="P11">ambari-admin-password : hoangthemanh</text:p>
      <text:p text:style-name="P11"><text:span text:style-name="T13">1 </text:span>HDFS <text:span text:style-name="T1">&amp; Mapreduce </text:span></text:p>
      <text:p text:style-name="P1"/>
      <text:p text:style-name="P1">Các câu lệnh được sử dụng khi dùng Putty truy cập vào hadoop cluster thông qua SSH : </text:p>
      <text:p text:style-name="P1"/>
      <text:p text:style-name="P6"><text:span text:style-name="T2">hadoop</text:span><text:span text:style-name="T4"> </text:span><text:span text:style-name="T2">fs</text:span><text:span text:style-name="T4"> </text:span><text:span text:style-name="T6">-</text:span><text:span text:style-name="T2">ls</text:span></text:p>
      <text:p text:style-name="P6"><text:span text:style-name="T2">hadoop</text:span><text:span text:style-name="T4"> </text:span><text:span text:style-name="T2">fs</text:span><text:span text:style-name="T4"> </text:span><text:span text:style-name="T6">-</text:span><text:span text:style-name="T2">mkdir</text:span><text:span text:style-name="T4"> </text:span><text:span text:style-name="T2">ml</text:span><text:span text:style-name="T6">-</text:span><text:span text:style-name="T8">100</text:span><text:span text:style-name="T2">k</text:span></text:p>
      <text:p text:style-name="P3"><text:span text:style-name="T3">wget</text:span><text:span text:style-name="T5"> </text:span><text:span text:style-name="T3">http:</text:span><text:span text:style-name="T7">//</text:span><text:span text:style-name="T3">media</text:span><text:span text:style-name="T9">.</text:span><text:span text:style-name="T3">sundog</text:span><text:span text:style-name="T7">-</text:span><text:span text:style-name="T3">soft</text:span><text:span text:style-name="T9">.</text:span><text:span text:style-name="T3">com</text:span><text:span text:style-name="T7">/</text:span><text:span text:style-name="T3">hadoop</text:span><text:span text:style-name="T7">/</text:span><text:span text:style-name="T3">ml</text:span><text:span text:style-name="T7">-</text:span><text:span text:style-name="T9">100</text:span><text:span text:style-name="T3">k</text:span><text:span text:style-name="T7">/</text:span><text:span text:style-name="T3">u</text:span><text:span text:style-name="T9">.</text:span><text:span text:style-name="T10">data</text:span></text:p>
      <text:p text:style-name="P5"><text:span text:style-name="T2">hadoop</text:span><text:span text:style-name="T4"> </text:span><text:span text:style-name="T2">fs</text:span><text:span text:style-name="T4"> </text:span><text:span text:style-name="T6">-</text:span><text:span text:style-name="T2">coppyFromLocal</text:span><text:span text:style-name="T4"> </text:span><text:span text:style-name="T2">u</text:span><text:span text:style-name="T8">.</text:span><text:span text:style-name="T11">data</text:span><text:span text:style-name="T4"> </text:span><text:span text:style-name="T2">ml</text:span><text:span text:style-name="T6">-</text:span><text:span text:style-name="T8">100</text:span><text:span text:style-name="T2">k</text:span><text:span text:style-name="T6">/</text:span><text:span text:style-name="T2">u</text:span><text:span text:style-name="T8">.</text:span><text:span text:style-name="T11">data</text:span></text:p>
      <text:p text:style-name="P7"/>
      <text:p text:style-name="P12"><text:span text:style-name="T13">2 </text:span>Mapreduce fundamental </text:p>
      <text:p text:style-name="P2"/>
      <text:p text:style-name="P2">Đê có thể chạy các tác vụ dùng map reduce với python ta có thể sử dụng mrjob. Cách tải mrjob trên HDP <text:span text:style-name="T12">2.6.5 như sau : </text:span></text:p>
      <text:p text:style-name="P2"/>
      <text:p text:style-name="P10">yum-config-manager --save --setopt=HDP-SOLR-2.6-100.skip_if_unavailable=true</text:p>
      <text:p text:style-name="P2"><text:s/></text:p>
      <text:p text:style-name="P2">Câu lệnh yum-config-manager được sử dụng trong hệ thống quản lý gói YUM của Linux để quản lý cấu hình của các kho (repository). Trong trường hợp câu lệnh trên, nó có ý nghĩa như sau:</text:p>
      <text:p text:style-name="P2"/>
      <text:p text:style-name="P2">--save: Lưu các thay đổi cấu hình vào file cấu hình YUM.</text:p>
      <text:p text:style-name="P2">--setopt=HDP-SOLR-2.6-100.skip_if_unavailable=true: Đặt một tùy chọn cụ thể cho kho (repository) có tên là HDP-SOLR-2.6-100, trong trường hợp này là skip_if_unavailable=true.</text:p>
      <text:p text:style-name="P2"/>
      <text:p text:style-name="P4">Cách chạy : </text:p>
      <text:p text:style-name="P2"/>
      <text:p text:style-name="P13">Run locally : </text:p>
      <text:p text:style-name="P2"/>
      <text:p text:style-name="P9">python RatingsBreakdown.py u.data </text:p>
      <text:p text:style-name="P7"/>
      <text:p text:style-name="P13">Run with hadoop : </text:p>
      <text:p text:style-name="P2"/>
      <text:p text:style-name="P8">python <text:s/>RatingsBreakdown.py -r hadoop –hadoop-streaming-jar /usr/hdp/current/hadoop-mapreduce-client/hadoop-streaming.jar u.data</text:p>
      <text:p text:style-name="P7"/>
      <text:p text:style-name="P15">3 Programming Hadoop with Pig</text:p>
      <text:p text:style-name="P15"/>
      <text:p text:style-name="P2"><text:span text:style-name="T14">Apache Ambari</text:span> là một dự án mã nguồn mở của Apache Software Foundation, được thiết kế để quản lý và giám sát các hệ thống dữ liệu lớn. Ambari cung cấp một giao diện người dùng web và các công cụ linh hoạt để tự động hóa việc triển khai, giám sát và quản lý các môi trường Apache Hadoop.</text:p>
      <text:p text:style-name="P2"/>
      <text:p text:style-name="P2"><text:span text:style-name="T14">Apache Pig</text:span> là một nền tảng xử lý dữ liệu lớn. <text:span text:style-name="T14">Được thiết kế để giảm độ phức tạp của chương trình map-reduce.</text:span></text:p>
      <text:p text:style-name="P2"/>
      <text:p text:style-name="P2"><text:span text:style-name="T14">Ngôn Ngữ Pig Latin:</text:span> Pig sử dụng ngôn ngữ truy vấn gọi là Pig Latin, một ngôn ngữ lập trình dựa trên cú pháp của dạng câu lệnh SQL. Pig Latin được thiết kế để biểu diễn các dòng công việc xử lý dữ liệu trên Hadoop.</text:p>
      <text:p text:style-name="P2"/>
      <text:p text:style-name="P2"><text:soft-page-break/><text:span text:style-name="T14">Thực Hiện Hadoop MapReduce Tự Động:</text:span> Pig không chạy trực tiếp trên dữ liệu, mà thay vào đó tạo ra các chương trình MapReduce dựa trên các công việc xử lý được mô tả trong Pig Latin. Điều này giúp tối ưu hóa việc triển khai và quản lý.</text:p>
      <text:p text:style-name="P2"/>
      <text:p text:style-name="P2"><text:span text:style-name="T14">Thư Viện UDF (User-Defined Functions): </text:span>Pig cho phép người dùng tự định nghĩa các hàm xử lý dữ liệu của riêng họ thông qua User-Defined Functions (UDF). Điều này giúp mở rộng khả năng của Pig để xử lý các nhu cầu phức tạp.</text:p>
      <text:p text:style-name="P2"/>
      <text:p text:style-name="P2"><text:span text:style-name="T14">Hỗ Trợ Đa Dạng Định Dạng Dữ Liệu: </text:span>Pig hỗ trợ xử lý dữ liệu từ nhiều nguồn khác nhau và các định dạng khác nhau như Avro, Parquet, ORC, JSON, CSV, và nhiều định dạng khác.</text:p>
      <text:p text:style-name="P2"/>
      <text:p text:style-name="P13">Example : FInd oldest <text:span text:style-name="T15">5-star movie.</text:span></text:p>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1-22T16:15:09.465602953</meta:creation-date>
    <meta:generator>LibreOffice/6.4.7.2$Linux_X86_64 LibreOffice_project/40$Build-2</meta:generator>
    <dc:date>2023-12-11T00:02:28.693793943</dc:date>
    <meta:editing-duration>PT4H44M54S</meta:editing-duration>
    <meta:editing-cycles>6</meta:editing-cycles>
    <meta:document-statistic meta:table-count="0" meta:image-count="0" meta:object-count="0" meta:page-count="2" meta:paragraph-count="30" meta:word-count="445" meta:character-count="2458" meta:non-whitespace-character-count="2035"/>
  </office:meta>
</office:document-meta>
</file>